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e58" officeooo:paragraph-rsid="00017e58"/>
    </style:style>
    <style:style style:name="P2" style:family="paragraph" style:parent-style-name="Standard">
      <style:text-properties officeooo:rsid="00017e58" officeooo:paragraph-rsid="0003204a"/>
    </style:style>
    <style:style style:name="P3" style:family="paragraph" style:parent-style-name="Standard">
      <style:text-properties fo:font-weight="bold" officeooo:rsid="00017e58" officeooo:paragraph-rsid="00017e58" style:font-weight-asian="bold" style:font-weight-complex="bold"/>
    </style:style>
    <style:style style:name="P4" style:family="paragraph" style:parent-style-name="Standard">
      <style:text-properties officeooo:rsid="0003204a" officeooo:paragraph-rsid="0003204a"/>
    </style:style>
    <style:style style:name="T1" style:family="text">
      <style:text-properties officeooo:rsid="00017e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204a"/>
    </style:style>
    <style:style style:name="T4" style:family="text">
      <style:text-properties officeooo:rsid="0003ad09"/>
    </style:style>
    <style:style style:name="T5" style:family="text">
      <style:text-properties officeooo:rsid="000515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imary Actor: </text:span>Organizer(Which is also a Player).</text:p>
      <text:p text:style-name="P1"/>
      <text:p text:style-name="P3">Stakeholders:</text:p>
      <text:p text:style-name="P1"/>
      <text:p text:style-name="P1"><text:span text:style-name="T2">Preconditions:</text:span> The program is started, <text:span text:style-name="T3">create new board in </text:span>online mode chosen. </text:p>
      <text:p text:style-name="P1"><text:span text:style-name="T2">Postconditions:</text:span> The <text:span text:style-name="T4">table </text:span>must end after the winner is declared or all players <text:span text:style-name="T4">except the organizer</text:span> leave<text:span text:style-name="T4">s</text:span> the game<text:span text:style-name="T4">(he might choose to play against only bots ? )</text:span>.</text:p>
      <text:p text:style-name="P1"/>
      <text:p text:style-name="P1"/>
      <text:p text:style-name="P1">1. Organizer initiates an online poker table .</text:p>
      <text:p text:style-name="P2"/>
      <text:p text:style-name="P2"><text:span text:style-name="T3">2</text:span>. Organizer <text:span text:style-name="T4">decides if only players or players and AI can join.</text:span></text:p>
      <text:p text:style-name="P4"/>
      <text:p text:style-name="P4">3. Organizer sets the small and big blind.</text:p>
      <text:p text:style-name="P1"/>
      <text:p text:style-name="P1"><text:span text:style-name="T3">4</text:span>. Organizer invites a group of players to join the game.</text:p>
      <text:p text:style-name="P1"/>
      <text:p text:style-name="P1"><text:span text:style-name="T3">5</text:span>. <text:s/>Organizer , start<text:span text:style-name="T3">s</text:span> the game <text:span text:style-name="T3">with himself also playing</text:span>.</text:p>
      <text:p text:style-name="P1"/>
      <text:p text:style-name="P2">4. <text:s/>Organizer, <text:span text:style-name="T3">starts as the person left of the small blind.</text:span></text:p>
      <text:p text:style-name="P2"/>
      <text:p text:style-name="P4">5. <text:span text:style-name="T1">Organizer, </text:span>revives his 2 first cards, a pair of kings.</text:p>
      <text:p text:style-name="P4"/>
      <text:p text:style-name="P4">6. Organizer checks <text:span text:style-name="T4">the</text:span> big blind.</text:p>
      <text:p text:style-name="P4"/>
      <text:p text:style-name="P4">7. Organizer raises the bet.</text:p>
      <text:p text:style-name="P4"/>
      <text:p text:style-name="P4">8. Organizer wins the round.</text:p>
      <text:p text:style-name="P4"/>
      <text:p text:style-name="P4">9. After the organizer wins, the other players leave the table.</text:p>
      <text:p text:style-name="P4"/>
      <text:p text:style-name="P4">10. The organizer are asked to create new table or join <text:span text:style-name="T5">another</text:span> table.</text:p>
      <text:p text:style-name="P4"/>
      <text:p text:style-name="P4">11. The organizer exits the program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6:49:40.616155218</meta:creation-date>
    <dc:date>2016-03-05T17:08:52.676209510</dc:date>
    <meta:editing-duration>PT10M5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66" meta:character-count="948" meta:non-whitespace-character-count="795"/>
  </office:meta>
</office:document-meta>
</file>